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4M00S" calcext:value-type="time">
            <text:p>05:24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00/00/00</text:date>, <text:time style:data-style-name="N2" text:time-value="10:25:54.59109822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5T10:26:06.880350104</dc:date>
    <meta:editing-duration>PT29M3S</meta:editing-duration>
    <meta:editing-cycles>83</meta:editing-cycles>
    <meta:generator>LibreOffice/25.2.4.3$Linux_X86_64 LibreOffice_project/520$Build-3</meta:generator>
    <meta:document-statistic meta:table-count="4" meta:cell-count="208" meta:object-count="0"/>
  </office:meta>
</office:document-meta>
</file>